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b3173" officeooo:paragraph-rsid="000b3173"/>
    </style:style>
    <style:style style:name="P2" style:family="paragraph" style:parent-style-name="Standard">
      <style:text-properties officeooo:rsid="000b3173" officeooo:paragraph-rsid="000b3173"/>
    </style:style>
    <style:style style:name="P3" style:family="paragraph" style:parent-style-name="Standard">
      <style:text-properties officeooo:rsid="000ccb3d" officeooo:paragraph-rsid="000ccb3d"/>
    </style:style>
    <style:style style:name="P4" style:family="paragraph" style:parent-style-name="Standard">
      <style:text-properties officeooo:rsid="000e0d50" officeooo:paragraph-rsid="000e0d50"/>
    </style:style>
    <style:style style:name="P5" style:family="paragraph" style:parent-style-name="Standard">
      <style:text-properties officeooo:rsid="000e592f" officeooo:paragraph-rsid="000e592f"/>
    </style:style>
    <style:style style:name="P6" style:family="paragraph" style:parent-style-name="Standard">
      <style:text-properties officeooo:rsid="00102a03" officeooo:paragraph-rsid="00102a03"/>
    </style:style>
    <style:style style:name="P7" style:family="paragraph" style:parent-style-name="Standard">
      <style:text-properties officeooo:rsid="0010e249" officeooo:paragraph-rsid="0010e249"/>
    </style:style>
    <style:style style:name="P8" style:family="paragraph" style:parent-style-name="Standard">
      <style:text-properties officeooo:rsid="00141ddd" officeooo:paragraph-rsid="00141ddd"/>
    </style:style>
    <style:style style:name="P9" style:family="paragraph" style:parent-style-name="Standard">
      <style:text-properties fo:font-weight="bold" officeooo:rsid="00160651" officeooo:paragraph-rsid="00160651" style:font-weight-asian="bold" style:font-weight-complex="bold"/>
    </style:style>
    <style:style style:name="P10" style:family="paragraph" style:parent-style-name="Standard">
      <style:text-properties fo:font-weight="bold" officeooo:rsid="0001dab1" officeooo:paragraph-rsid="0017a94e" style:font-weight-asian="bold" style:font-weight-complex="bold"/>
    </style:style>
    <style:style style:name="P11" style:family="paragraph" style:parent-style-name="Standard">
      <style:text-properties fo:font-weight="bold" officeooo:rsid="0004d8c9" officeooo:paragraph-rsid="0017a94e" style:font-weight-asian="bold" style:font-weight-complex="bold"/>
    </style:style>
    <style:style style:name="P12" style:family="paragraph" style:parent-style-name="Standard">
      <style:text-properties fo:font-weight="bold" officeooo:rsid="00056a16" officeooo:paragraph-rsid="0017a94e" style:font-weight-asian="bold" style:font-weight-complex="bold"/>
    </style:style>
    <style:style style:name="P13" style:family="paragraph" style:parent-style-name="Standard">
      <style:text-properties fo:font-weight="bold" officeooo:rsid="00064970" officeooo:paragraph-rsid="0017a94e" style:font-weight-asian="bold" style:font-weight-complex="bold"/>
    </style:style>
    <style:style style:name="P14" style:family="paragraph" style:parent-style-name="Standard">
      <style:text-properties fo:font-weight="bold" officeooo:rsid="0006bc94" officeooo:paragraph-rsid="0017a94e" style:font-weight-asian="bold" style:font-weight-complex="bold"/>
    </style:style>
    <style:style style:name="P15" style:family="paragraph" style:parent-style-name="Standard">
      <style:text-properties fo:font-weight="bold" officeooo:rsid="00085931" officeooo:paragraph-rsid="0017a94e" style:font-weight-asian="bold" style:font-weight-complex="bold"/>
    </style:style>
    <style:style style:name="P16" style:family="paragraph" style:parent-style-name="Standard">
      <style:text-properties fo:font-weight="bold" officeooo:rsid="0008f441" officeooo:paragraph-rsid="0017a94e" style:font-weight-asian="bold" style:font-weight-complex="bold"/>
    </style:style>
    <style:style style:name="P17" style:family="paragraph" style:parent-style-name="Standard">
      <style:text-properties fo:font-weight="bold" officeooo:rsid="000cb8ba" officeooo:paragraph-rsid="0017a94e" style:font-weight-asian="bold" style:font-weight-complex="bold"/>
    </style:style>
    <style:style style:name="P18" style:family="paragraph" style:parent-style-name="Standard">
      <style:text-properties fo:font-weight="bold" officeooo:rsid="000dc14a" officeooo:paragraph-rsid="0017a94e" style:font-weight-asian="bold" style:font-weight-complex="bold"/>
    </style:style>
    <style:style style:name="P19" style:family="paragraph" style:parent-style-name="Standard">
      <style:text-properties fo:font-weight="bold" officeooo:rsid="00111353" officeooo:paragraph-rsid="0017a94e" style:font-weight-asian="bold" style:font-weight-complex="bold"/>
    </style:style>
    <style:style style:name="P20" style:family="paragraph" style:parent-style-name="Standard">
      <style:text-properties fo:font-weight="bold" officeooo:rsid="00124af3" officeooo:paragraph-rsid="0017a94e" style:font-weight-asian="bold" style:font-weight-complex="bold"/>
    </style:style>
    <style:style style:name="P21" style:family="paragraph" style:parent-style-name="Standard">
      <style:text-properties fo:font-weight="normal" officeooo:rsid="000ccb3d" officeooo:paragraph-rsid="000ccb3d" style:font-weight-asian="normal" style:font-weight-complex="normal"/>
    </style:style>
    <style:style style:name="P22" style:family="paragraph" style:parent-style-name="Standard">
      <style:text-properties fo:font-weight="normal" officeooo:rsid="000e0d50" officeooo:paragraph-rsid="000e0d50" style:font-weight-asian="normal" style:font-weight-complex="normal"/>
    </style:style>
    <style:style style:name="P23" style:family="paragraph" style:parent-style-name="Standard">
      <style:text-properties fo:font-weight="normal" officeooo:rsid="000e592f" officeooo:paragraph-rsid="000e592f" style:font-weight-asian="normal" style:font-weight-complex="normal"/>
    </style:style>
    <style:style style:name="P24" style:family="paragraph" style:parent-style-name="Standard">
      <style:text-properties fo:font-weight="normal" officeooo:rsid="00102a03" officeooo:paragraph-rsid="00102a03" style:font-weight-asian="normal" style:font-weight-complex="normal"/>
    </style:style>
    <style:style style:name="P25" style:family="paragraph" style:parent-style-name="Standard">
      <style:text-properties fo:font-weight="normal" officeooo:rsid="0010e249" officeooo:paragraph-rsid="0010e249" style:font-weight-asian="normal" style:font-weight-complex="normal"/>
    </style:style>
    <style:style style:name="P26" style:family="paragraph" style:parent-style-name="Standard">
      <style:text-properties fo:font-weight="normal" officeooo:rsid="00141ddd" officeooo:paragraph-rsid="00141ddd" style:font-weight-asian="normal" style:font-weight-complex="normal"/>
    </style:style>
    <style:style style:name="P27" style:family="paragraph" style:parent-style-name="Standard">
      <style:text-properties fo:font-weight="normal" officeooo:rsid="00160651" officeooo:paragraph-rsid="00160651" style:font-weight-asian="normal" style:font-weight-complex="normal"/>
    </style:style>
    <style:style style:name="P28" style:family="paragraph" style:parent-style-name="Standard">
      <style:text-properties officeooo:rsid="00005c72" officeooo:paragraph-rsid="0017a94e"/>
    </style:style>
    <style:style style:name="P29" style:family="paragraph" style:parent-style-name="Standard">
      <style:text-properties officeooo:rsid="0001dab1" officeooo:paragraph-rsid="0017a94e"/>
    </style:style>
    <style:style style:name="P30" style:family="paragraph" style:parent-style-name="Standard" style:list-style-name="L1">
      <style:text-properties fo:font-weight="bold" officeooo:rsid="00160651" officeooo:paragraph-rsid="00160651" style:font-weight-asian="bold" style:font-weight-complex="bold"/>
    </style:style>
    <style:style style:name="P31" style:family="paragraph" style:parent-style-name="Standard" style:list-style-name="L3">
      <style:text-properties fo:font-weight="bold" officeooo:rsid="00031e20" officeooo:paragraph-rsid="0017a94e" style:font-weight-asian="bold" style:font-weight-complex="bold"/>
    </style:style>
    <style:style style:name="P32" style:family="paragraph" style:parent-style-name="Standard" style:list-style-name="L4">
      <style:text-properties fo:font-weight="bold" officeooo:rsid="000b4d0c" officeooo:paragraph-rsid="0017a94e" style:font-weight-asian="bold" style:font-weight-complex="bold"/>
    </style:style>
    <style:style style:name="P33" style:family="paragraph" style:parent-style-name="Standard" style:list-style-name="L6">
      <style:text-properties fo:font-weight="bold" officeooo:rsid="00101762" officeooo:paragraph-rsid="0017a94e" style:font-weight-asian="bold" style:font-weight-complex="bold"/>
    </style:style>
    <style:style style:name="P34" style:family="paragraph" style:parent-style-name="Standard">
      <style:text-properties fo:font-weight="bold" officeooo:rsid="0015a333" officeooo:paragraph-rsid="0017a94e" style:font-weight-asian="bold" style:font-weight-complex="bold"/>
    </style:style>
    <style:style style:name="P35" style:family="paragraph" style:parent-style-name="Standard">
      <style:text-properties fo:font-weight="bold" officeooo:rsid="00008cd4" officeooo:paragraph-rsid="001832c9" style:font-weight-asian="bold" style:font-weight-complex="bold"/>
    </style:style>
    <style:style style:name="P36" style:family="paragraph" style:parent-style-name="Standard" style:list-style-name="L2">
      <style:text-properties officeooo:rsid="0001dab1" officeooo:paragraph-rsid="0017a94e"/>
    </style:style>
    <style:style style:name="P37" style:family="paragraph" style:parent-style-name="Standard">
      <style:text-properties fo:font-weight="normal" officeooo:rsid="0001dab1" officeooo:paragraph-rsid="0017a94e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01dab1" officeooo:paragraph-rsid="0017a94e" style:font-weight-asian="normal" style:font-weight-complex="normal"/>
    </style:style>
    <style:style style:name="P39" style:family="paragraph" style:parent-style-name="Standard">
      <style:text-properties fo:font-weight="normal" officeooo:rsid="00031e20" officeooo:paragraph-rsid="0017a94e" style:font-weight-asian="normal" style:font-weight-complex="normal"/>
    </style:style>
    <style:style style:name="P40" style:family="paragraph" style:parent-style-name="Standard">
      <style:text-properties fo:font-weight="normal" officeooo:rsid="0004d8c9" officeooo:paragraph-rsid="0017a94e" style:font-weight-asian="normal" style:font-weight-complex="normal"/>
    </style:style>
    <style:style style:name="P41" style:family="paragraph" style:parent-style-name="Standard">
      <style:text-properties fo:font-weight="normal" officeooo:rsid="00056a16" officeooo:paragraph-rsid="0017a94e" style:font-weight-asian="normal" style:font-weight-complex="normal"/>
    </style:style>
    <style:style style:name="P42" style:family="paragraph" style:parent-style-name="Standard">
      <style:text-properties fo:font-weight="normal" officeooo:rsid="00064970" officeooo:paragraph-rsid="0017a94e" style:font-weight-asian="normal" style:font-weight-complex="normal"/>
    </style:style>
    <style:style style:name="P43" style:family="paragraph" style:parent-style-name="Standard">
      <style:text-properties fo:font-weight="normal" officeooo:rsid="0006bc94" officeooo:paragraph-rsid="0017a94e" style:font-weight-asian="normal" style:font-weight-complex="normal"/>
    </style:style>
    <style:style style:name="P44" style:family="paragraph" style:parent-style-name="Standard">
      <style:text-properties fo:font-weight="normal" officeooo:rsid="00085931" officeooo:paragraph-rsid="0017a94e" style:font-weight-asian="normal" style:font-weight-complex="normal"/>
    </style:style>
    <style:style style:name="P45" style:family="paragraph" style:parent-style-name="Standard">
      <style:text-properties fo:font-weight="normal" officeooo:rsid="0008f441" officeooo:paragraph-rsid="0017a94e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0b4d0c" officeooo:paragraph-rsid="0017a94e" style:font-weight-asian="normal" style:font-weight-complex="normal"/>
    </style:style>
    <style:style style:name="P47" style:family="paragraph" style:parent-style-name="Standard">
      <style:text-properties fo:font-weight="normal" officeooo:rsid="000b4d0c" officeooo:paragraph-rsid="0017a94e" style:font-weight-asian="normal" style:font-weight-complex="normal"/>
    </style:style>
    <style:style style:name="P48" style:family="paragraph" style:parent-style-name="Standard">
      <style:text-properties fo:font-weight="normal" officeooo:rsid="000cb8ba" officeooo:paragraph-rsid="0017a94e" style:font-weight-asian="normal" style:font-weight-complex="normal"/>
    </style:style>
    <style:style style:name="P49" style:family="paragraph" style:parent-style-name="Standard">
      <style:text-properties fo:font-weight="normal" officeooo:rsid="000dc14a" officeooo:paragraph-rsid="0017a94e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0dc14a" officeooo:paragraph-rsid="0017a94e" style:font-weight-asian="normal" style:font-weight-complex="normal"/>
    </style:style>
    <style:style style:name="P51" style:family="paragraph" style:parent-style-name="Standard">
      <style:text-properties fo:font-weight="normal" officeooo:rsid="000fbecf" officeooo:paragraph-rsid="0017a94e" style:font-weight-asian="normal" style:font-weight-complex="normal"/>
    </style:style>
    <style:style style:name="P52" style:family="paragraph" style:parent-style-name="Standard">
      <style:text-properties fo:font-weight="normal" officeooo:rsid="00101762" officeooo:paragraph-rsid="0017a94e" style:font-weight-asian="normal" style:font-weight-complex="normal"/>
    </style:style>
    <style:style style:name="P53" style:family="paragraph" style:parent-style-name="Standard">
      <style:text-properties fo:font-weight="normal" officeooo:rsid="00111353" officeooo:paragraph-rsid="0017a94e" style:font-weight-asian="normal" style:font-weight-complex="normal"/>
    </style:style>
    <style:style style:name="P54" style:family="paragraph" style:parent-style-name="Standard">
      <style:text-properties fo:font-weight="normal" officeooo:rsid="00124af3" officeooo:paragraph-rsid="0017a94e" style:font-weight-asian="normal" style:font-weight-complex="normal"/>
    </style:style>
    <style:style style:name="P55" style:family="paragraph" style:parent-style-name="Standard">
      <style:text-properties fo:font-weight="normal" officeooo:rsid="001305cc" officeooo:paragraph-rsid="0017a94e" style:font-weight-asian="normal" style:font-weight-complex="normal"/>
    </style:style>
    <style:style style:name="P56" style:family="paragraph" style:parent-style-name="Standard">
      <style:text-properties officeooo:rsid="00008cd4" officeooo:paragraph-rsid="001832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61b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5cc" style:font-weight-asian="normal" style:font-weight-complex="normal"/>
    </style:style>
    <style:style style:name="T6" style:family="text">
      <style:text-properties fo:font-weight="normal" officeooo:rsid="000a5c89" style:font-weight-asian="normal" style:font-weight-complex="normal"/>
    </style:style>
    <style:style style:name="T7" style:family="text">
      <style:text-properties fo:color="#ce181e"/>
    </style:style>
    <style:style style:name="T8" style:family="text">
      <style:text-properties fo:color="#ce181e" fo:font-weight="normal" style:font-weight-asian="normal" style:font-weight-complex="normal"/>
    </style:style>
    <style:style style:name="T9" style:family="text">
      <style:text-properties officeooo:rsid="000195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CTAD → administra o SGP e o SGPC.</text:p>
      <text:p text:style-name="P2"/>
      <text:p text:style-name="P3">Reuniões de cúpula da UNCTAD devem ocorrer com periodicidade <text:span text:style-name="T1">não superior a 4 anos</text:span><text:span text:style-name="T4">.</text:span></text:p>
      <text:p text:style-name="P21"/>
      <text:p text:style-name="P21">Objetivo central da UNCTAD → promoção do desenvolvimento dos PED’s.</text:p>
      <text:p text:style-name="P21"/>
      <text:p text:style-name="P4"><text:span text:style-name="T4">A atuação da UNCTAD </text:span><text:span text:style-name="T1">não</text:span><text:span text:style-name="T4"> se limita ao campo comercial, abrangendo também os investimentos e as oportunidades de desenvolvimento deles decorrentes.</text:span></text:p>
      <text:p text:style-name="P22"/>
      <text:p text:style-name="P5"><text:span text:style-name="T4">Uma de suas funções é </text:span><text:span text:style-name="T1">prover assistência técnica</text:span><text:span text:style-name="T4"> </text:span><text:span text:style-name="T1">aos PED’s</text:span><text:span text:style-name="T4"> (aplicação de instrumentos de política comercial), tendo atenção especial às necessidades dos PMDR’s.</text:span></text:p>
      <text:p text:style-name="P23"/>
      <text:p text:style-name="P6"><text:span text:style-name="T4">A UNCTAD </text:span><text:span text:style-name="T1">não é responsável </text:span><text:span text:style-name="T4">pela </text:span><text:span text:style-name="T1">implementação</text:span><text:span text:style-name="T4"> das regras comerciais definidas multilateralmente. Esse é o papel da OMC. A UNCTAD </text:span><text:span text:style-name="T1">discute</text:span><text:span text:style-name="T4"> como tais regras podem favorecer os PED’s.</text:span></text:p>
      <text:p text:style-name="P24"/>
      <text:p text:style-name="P7"><text:span text:style-name="T4">Fazem parte da UNCTAD </text:span><text:span text:style-name="T1">todos</text:span><text:span text:style-name="T4"> os membros da </text:span><text:span text:style-name="T2">ONU</text:span><text:span text:style-name="T4">.</text:span></text:p>
      <text:p text:style-name="P25"/>
      <text:p text:style-name="P8"><text:span text:style-name="T4">A UNCTAD foi criada em </text:span><text:span text:style-name="T1">1964</text:span><text:span text:style-name="T4"> em Genebra pelos PED’s com forte influência da CEPAL.</text:span></text:p>
      <text:p text:style-name="P26"/>
      <text:p text:style-name="P9">SGP<text:span text:style-name="T4">:</text:span></text:p>
      <text:list xml:id="list302289344" text:style-name="L1">
        <text:list-item>
          <text:p text:style-name="P30"><text:span text:style-name="T4">PD’s concedem preferências tarifárias aos PED’s </text:span>sem exigência<text:span text:style-name="T4"> de reciprocidade e </text:span>sem obedecer a NMF<text:span text:style-name="T4">;</text:span></text:p>
        </text:list-item>
        <text:list-item>
          <text:p text:style-name="P30">Cláusula de Habilitação<text:span text:style-name="T4"> (surgiu na Rodade Tokyo) → PED’s merecem tratamento especial e diferenciado nas relações comerciais, admitindo-se que:</text:span></text:p>
          <text:list>
            <text:list-item>
              <text:p text:style-name="P30"><text:span text:style-name="T4">PD’s concedam </text:span>preferências tarifárias<text:span text:style-name="T4"> aos PED’s sem estendê-las a terceiros países, ao amparo do SGP;</text:span></text:p>
            </text:list-item>
            <text:list-item>
              <text:p text:style-name="P30"><text:span text:style-name="T4">PED’s celebrem </text:span>acordos regionais entre si<text:span text:style-name="T4"> para a redução ou eliminação mútua de tarifas. </text:span><text:span text:style-name="T8">[acordos regionais estão sujeitos a </text:span><text:span text:style-name="T7">requisitos mais flexíveis</text:span><text:span text:style-name="T8"> do que os previstos no GATT]</text:span></text:p>
            </text:list-item>
          </text:list>
        </text:list-item>
      </text:list>
      <text:p text:style-name="P27"/>
      <text:p text:style-name="P28">No Brasil, quem administra o SGP é a SECEX/DEINT.</text:p>
      <text:p text:style-name="P28"/>
      <text:p text:style-name="P29">Requisitos para exportação se beneficiar do SGP:</text:p>
      <text:list xml:id="list3678497642" text:style-name="L2">
        <text:list-item>
          <text:p text:style-name="P36">produto originário de beneficiário do SGP (<text:span text:style-name="T1">Certificado de Origem Formulário A</text:span><text:span text:style-name="T4">)</text:span>;</text:p>
        </text:list-item>
        <text:list-item>
          <text:p text:style-name="P36">produto estar em <text:span text:style-name="T1">Lista Positiva</text:span> ou <text:span text:style-name="T1">não </text:span>estar em <text:span text:style-name="T1">Lista Negativa</text:span>;</text:p>
        </text:list-item>
        <text:list-item>
          <text:p text:style-name="P36">produto deve ser transportado <text:span text:style-name="T1">diretamente</text:span><text:span text:style-name="T4"> de um país beneficiário a um país outorgante do SGP.</text:span></text:p>
        </text:list-item>
      </text:list>
      <text:p text:style-name="P37"/>
      <text:p text:style-name="P10">Formulário A<text:span text:style-name="T4">:</text:span></text:p>
      <text:list xml:id="list3296423291" text:style-name="L3">
        <text:list-item>
          <text:p text:style-name="P38">emitido pelo BB;</text:p>
        </text:list-item>
        <text:list-item>
          <text:p text:style-name="P38">autorizado pela SECEX;</text:p>
        </text:list-item>
        <text:list-item>
          <text:p text:style-name="P38">só será exigido quando o país outorgante do SGP exigir chancela governamental;</text:p>
        </text:list-item>
        <text:list-item>
          <text:p text:style-name="P31">declaração de origem em fatura comercial<text:span text:style-name="T4"> poderá substituir o Formulário A </text:span>se<text:span text:style-name="T4"> </text:span>o valor da operação for inferior ao limite definido pelo outorgante<text:span text:style-name="T4">.</text:span></text:p>
        </text:list-item>
      </text:list>
      <text:p text:style-name="P39"/>
      <text:p text:style-name="P11"><text:span text:style-name="T4">O SGP é um sistema </text:span>heterogêneo<text:span text:style-name="T4"> → cada outorgante do sistema possui suas próprias regras. Assim, também é possível afirmar que o SGP é um esquema preferencial </text:span>autônomo<text:span text:style-name="T4">.</text:span></text:p>
      <text:p text:style-name="P40"/>
      <text:p text:style-name="P12"><text:soft-page-break/><text:span text:style-name="T4">O SGP possui </text:span>caráter temporário<text:span text:style-name="T4">, tem prazo determinado. Ex.: em 2013 a UE deixou de outorgar benefícios do SGP ao Brasil.</text:span></text:p>
      <text:p text:style-name="P41"/>
      <text:p text:style-name="P13"><text:span text:style-name="T4">Atuais </text:span>outorgantes<text:span text:style-name="T4"> do SGP: UE, EUA, União Aduaneira da Eurásia (KZ, RU, BY), Suiça, JP, Turquia, CA, Noruega, NZ, Austrália.</text:span></text:p>
      <text:p text:style-name="P42"/>
      <text:p text:style-name="P14"><text:span text:style-name="T4">SGPC → PED’s concedendo preferências tarifárias entre si. Objetiva a </text:span>redução<text:span text:style-name="T4"> (e não eliminação) de tarifas.</text:span></text:p>
      <text:p text:style-name="P43"/>
      <text:p text:style-name="P15"><text:span text:style-name="T4">Os PED’s são </text:span>concomitantemente<text:span text:style-name="T4"> outorgantes e beneficiários do SGPC.</text:span></text:p>
      <text:p text:style-name="P44"/>
      <text:p text:style-name="P45">1ª rodada do SGPC (1988, Belgrado) → criação do SGPC.</text:p>
      <text:p text:style-name="P16"><text:span text:style-name="T4">2ª rodada do SGPC (1991-1998, Teerã) → aprovação da adesão do MERCOSUL como bloco, <text:s/>com uma </text:span>lista única de concessões<text:span text:style-name="T4">.</text:span></text:p>
      <text:p text:style-name="P16"><text:span text:style-name="T4">3ª rodada do SGPC (2004-2010, São Paulo) → </text:span><text:span text:style-name="T6">corte linear de, pelo menos, 20% nas tarifas aplicadas.</text:span></text:p>
      <text:list xml:id="list3372983280" text:style-name="L4">
        <text:list-item>
          <text:p text:style-name="P32"><text:span text:style-name="T6">A</text:span><text:span text:style-name="T4">penas 7 países participaram: CU, SK, Egito, Índia, Indonésia, Malásia, Marrocos;</text:span></text:p>
        </text:list-item>
        <text:list-item>
          <text:p text:style-name="P46">É possível que países integrantes do SGPC venham a aderir aos instrumentos negociados nessa rodada, desde que cumpram as condições de acesso acordadas na rodada.</text:p>
        </text:list-item>
      </text:list>
      <text:p text:style-name="P47"/>
      <text:p text:style-name="P47">Só podem participar do SGPC os PED’s membros do G77 ou qualquer grupo regional ou sub-regional dos PED’s membros do G77. Ex.: MERCOSUL é parte do SGPC.</text:p>
      <text:p text:style-name="P47"/>
      <text:p text:style-name="P17">Princípio da Mutualidade das Vantagens<text:span text:style-name="T4"> do SGPC: beneficiar equitativamente todos os participantes, levando em consideração seus respectivos níveis de desenvolvimento econômico e industrial, <text:s/>os padrões de seu comércio exterior, bem como suas políticas e sistemas comerciais.</text:span></text:p>
      <text:p text:style-name="P48"/>
      <text:p text:style-name="P18"><text:span text:style-name="T4">No SGPC, os PMDR’s </text:span>não<text:span text:style-name="T4"> precisam fazer concessões aos PED’s (</text:span>não há necessidade de reciprocidade<text:span text:style-name="T4">).</text:span></text:p>
      <text:p text:style-name="P49"/>
      <text:p text:style-name="P49">As outorgas dentro do SGPC obedecem a NMF, com algumas exceções:</text:p>
      <text:list xml:id="list816856090" text:style-name="L5">
        <text:list-item>
          <text:p text:style-name="P50">outorgas aos PMDR’s não obedecem a NMF;</text:p>
        </text:list-item>
        <text:list-item>
          <text:p text:style-name="P50">quando alguns participantes do SGPC forem parte em medidas de comércio direto, acordos setoriais ou em acordos sobre concessões não tarifárias.</text:p>
        </text:list-item>
      </text:list>
      <text:p text:style-name="P49"/>
      <text:p text:style-name="P51">No Brasil, a administração do SGPC compete à SECEX/DEINT.</text:p>
      <text:p text:style-name="P51"/>
      <text:p text:style-name="P52">Requisitos para exportação se beneficiar do SGPC:</text:p>
      <text:list xml:id="list3256995202" text:style-name="L6">
        <text:list-item>
          <text:p text:style-name="P33"><text:span text:style-name="T4">produto originário de beneficiário (</text:span>Certificado de Origem SGPC<text:span text:style-name="T4">);</text:span></text:p>
        </text:list-item>
        <text:list-item>
          <text:p text:style-name="P33"><text:span text:style-name="T4">produto transportado </text:span>diretamente<text:span text:style-name="T4"> do beneficiário ao outro participante do SGPC;</text:span></text:p>
        </text:list-item>
        <text:list-item>
          <text:p text:style-name="P33"><text:span text:style-name="T4">produto deve constar na </text:span>Lista de Concessões<text:span text:style-name="T4"> do país </text:span>importador<text:span text:style-name="T4">.</text:span></text:p>
        </text:list-item>
      </text:list>
      <text:p text:style-name="P52"/>
      <text:p text:style-name="P19">Certificado de Origem SGPC<text:span text:style-name="T4"> é emitido pelas </text:span>Federações de Indústrias<text:span text:style-name="T4"> credenciadas para tanto. O SGPC pode beneficiar </text:span>qualquer tipo de produto<text:span text:style-name="T4">, seja ele industrializado ou agrícola.</text:span></text:p>
      <text:p text:style-name="P53"/>
      <text:p text:style-name="P20"><text:span text:style-name="T4">Embora admitidos pelo GATT, o SGP e o SGPC </text:span>não foram incorporados a ele<text:span text:style-name="T4">.</text:span></text:p>
      <text:p text:style-name="P54"/>
      <text:p text:style-name="P55">A principal diferença entre o GATT e o SGPC é que, enquanto o GATT usa o princípio da NMF, o SGPC usa o sistema de acordos preferenciais dentro do sistema.</text:p>
      <text:p text:style-name="P55"/>
      <text:p text:style-name="P34"><text:soft-page-break/><text:span text:style-name="T5">A </text:span><text:span text:style-name="T4">importação de serviços </text:span>não<text:span text:style-name="T4"> é abrangida pelo SGP.</text:span></text:p>
      <text:p text:style-name="P34"><text:span text:style-name="T4"/></text:p>
      <text:p text:style-name="P56">O SGP <text:s/><text:span text:style-name="T9">e o SGPC são</text:span> autorizado<text:span text:style-name="T9">s</text:span>, no âmbito da OMC, pela <text:span text:style-name="T1">Cláusula de Habilitação</text:span><text:span text:style-name="T4">, por </text:span><text:span text:style-name="T1">tempo </text:span><text:span text:style-name="T3">indeterminado</text:span><text:span text:style-name="T4">.</text:span></text:p>
      <text:p text:style-name="P56"><text:span text:style-name="T4"/></text:p>
      <text:p text:style-name="P3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3173" officeooo:paragraph-rsid="000b3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SGP e SGP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9:53.292000000</meta:creation-date>
    <dc:date>2018-06-04T20:27:20.650000000</dc:date>
    <meta:editing-duration>PT31M40S</meta:editing-duration>
    <meta:editing-cycles>12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0" meta:word-count="760" meta:character-count="4705" meta:non-whitespace-character-count="4009"/>
  </office:meta>
</office:document-meta>
</file>